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84000001A9F58F0B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e6e64c" draw:textarea-horizontal-align="center" draw:textarea-vertical-align="middle"/>
    </style:style>
    <style:style style:name="gr5" style:family="graphic" style:parent-style-name="standard">
      <style:graphic-properties draw:fill-color="#94bd5e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828cm" svg:height="1.27cm" svg:x="7.985cm" svg:y="8.62cm">
          <text:p text:style-name="P1">Application</text:p>
        </draw:rect>
        <draw:custom-shape draw:style-name="gr2" draw:text-style-name="P2" draw:layer="layout" svg:width="1.905cm" svg:height="1.905cm" svg:x="9.89cm" svg:y="12.4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2" draw:layer="layout" svg:x1="10.49cm" svg:y1="9.89cm" svg:x2="10.49cm" svg:y2="12.43cm">
          <text:p/>
        </draw:line>
        <draw:line draw:style-name="gr3" draw:text-style-name="P2" draw:layer="layout" svg:x1="11.16cm" svg:y1="12.43cm" svg:x2="11.16cm" svg:y2="9.89cm">
          <text:p/>
        </draw:line>
        <draw:rect draw:style-name="gr4" draw:text-style-name="P1" draw:layer="layout" svg:width="2.918cm" svg:height="1.27cm" svg:x="7.985cm" svg:y="7.35cm">
          <text:p text:style-name="P1">Web</text:p>
        </draw:rect>
        <draw:rect draw:style-name="gr5" draw:text-style-name="P3" draw:layer="layout" svg:width="2.918cm" svg:height="1.27cm" svg:x="10.885cm" svg:y="7.35cm">
          <text:p text:style-name="P3"><text:span text:style-name="T1">SOAP/REST</text:span></text:p>
        </draw:rect>
        <draw:frame draw:style-name="gr6" draw:text-style-name="P2" draw:layer="layout" svg:width="1.27cm" svg:height="1.27cm" svg:x="7.35cm" svg:y="4.075cm">
          <draw:image xlink:href="Pictures/1000000000000184000001A9F58F0BA9.png" xlink:type="simple" xlink:show="embed" xlink:actuate="onLoad">
            <text:p/>
          </draw:image>
        </draw:frame>
        <draw:line draw:style-name="gr3" draw:text-style-name="P2" draw:layer="layout" svg:x1="7.985cm" svg:y1="5.445cm" svg:x2="9.255cm" svg:y2="7.35cm">
          <text:p/>
        </draw:line>
        <draw:line draw:style-name="gr3" draw:text-style-name="P2" draw:layer="layout" svg:x1="13.555cm" svg:y1="5.446cm" svg:x2="12.285cm" svg:y2="7.351cm">
          <text:p/>
        </draw:line>
        <draw:frame draw:style-name="gr7" draw:text-style-name="P2" draw:layer="layout" svg:width="3.914cm" svg:height="1.673cm" svg:x="11.691cm" svg:y="3.772cm">
          <draw:text-box>
            <text:p text:style-name="P2">External </text:p>
            <text:p text:style-name="P2">Applications</text:p>
          </draw:text-box>
        </draw:frame>
        <draw:frame draw:style-name="gr7" draw:text-style-name="P4" draw:layer="layout" svg:width="1.493cm" svg:height="0.806cm" svg:x="11.16cm" svg:y="10.989cm">
          <draw:text-box>
            <text:p text:style-name="P4"><text:span text:style-name="T1">read</text:span></text:p>
          </draw:text-box>
        </draw:frame>
        <draw:frame draw:style-name="gr7" draw:text-style-name="P4" draw:layer="layout" svg:width="1.552cm" svg:height="0.806cm" svg:x="8.861cm" svg:y="10.989cm">
          <draw:text-box>
            <text:p text:style-name="P4"><text:span text:style-name="T1">wr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ve Siebert</meta:initial-creator>
    <meta:creation-date>2014-01-17T05:54:38</meta:creation-date>
    <dc:date>2014-01-17T08:19:38</dc:date>
    <dc:creator>Steve Siebert</dc:creator>
    <meta:editing-duration>PT02H14M08S</meta:editing-duration>
    <meta:editing-cycles>3</meta:editing-cycles>
    <meta:generator>OpenOffice.org/3.2$Unix OpenOffice.org_project/320m19$Build-9505</meta:generator>
    <meta:document-statistic meta:object-count="12"/>
  </office:meta>
</office:document-meta>
</file>